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Heading_20_1">
      <style:paragraph-properties fo:padding="0cm" fo:border-left="none" fo:border-right="none" fo:border-top="0.018cm solid #999999" fo:border-bottom="none" style:shadow="none"/>
    </style:style>
    <style:style style:name="P3" style:family="paragraph" style:parent-style-name="Text_20_body" style:list-style-name="L6"/>
    <style:style style:name="P4" style:family="paragraph" style:parent-style-name="Text_20_body" style:list-style-name="L7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Übungen zu Anwendung von Testfällen</text:p>
      <text:h text:style-name="P2" text:outline-level="1" text:is-list-header="true"/>
      <text:p text:style-name="Text_20_body"/>
      <text:h text:style-name="Heading_20_1" text:outline-level="1">Übung: Kopieren und verändern eines Testfalls</text:h>
      <text:list text:style-name="L6">
        <text:list-item>
          <text:p text:style-name="P3">Anlegen eines neuen Paketes unter dem Quellordner testfaelle mit dem Namen hp.schulung</text:p>
        </text:list-item>
        <text:list-item>
          <text:p text:style-name="P3">Mit Kopieren / Einfügen den Testfall hp/tests2008_01/kqvundnv/2SingleHp1MioOhneSVOhneSbZW1 in das neue Paket kopieren und umbenennen in z.B. TestfallSchulung</text:p>
        </text:list-item>
        <text:list-item>
          <text:p text:style-name="P3">Verändern der Versicherungssumme der Leistungsvereinbarung Personenschaden auf 3000000EUR. Nettobasisbeitrag pro Periode des Personenschadens notieren.</text:p>
        </text:list-item>
        <text:list-item>
          <text:p text:style-name="P3">Welche Tariftabelle wird für die Berechnung verwendet?</text:p>
        </text:list-item>
        <text:list-item>
          <text:p text:style-name="P3">Den Beitragssatz aus der Tariftabelle suchen und mit dem Ergebnis vergleichen.</text:p>
        </text:list-item>
        <text:list-item>
          <text:p text:style-name="P3">Verändern der Zahlweise auf Monatlich, Bruttobeitrag gemäß Zahlweise der Police notieren.</text:p>
        </text:list-item>
        <text:list-item>
          <text:p text:style-name="P3">Die Ermittlung des Bruttobeitrags gemäß Zahlweise führen wir gemeinsam durch.</text:p>
        </text:list-item>
        <text:list-item>
          <text:p text:style-name="P3">Warum ist den Leistungsvereinbarungen Vermögensschaden, Mietsachschaden, Sachschaden der Beitrag 0.000 EUR?</text:p>
        </text:list-item>
      </text:list>
      <text:p text:style-name="Text_20_body"/>
      <text:h text:style-name="Heading_20_1" text:outline-level="1">Übung: Neu erzeugen eines Tesfalls</text:h>
      <text:list text:style-name="L7">
        <text:list-header>
          <text:p text:style-name="P4">Testfall über Kontextmenü im Produktdefinitionexplorer oder über den Button in der Werkzeugliste im Quellordner testfaelle in dem Paket hp.schulung anlegen. Testfallname beispielsweise TestfallSchulung2.</text:p>
        </text:list-header>
        <text:list-item>
          <text:p text:style-name="P4">Die Vertragsstruktur auf der rechten Seite des Testfalleditors aufbauen. Hierzu</text:p>
          <text:list>
            <text:list-item>
              <text:p text:style-name="P4">Die Policenart KqvPolartHp 2008-01mit dem Hinzufügen-Button hinzufügen</text:p>
            </text:list-item>
            <text:list-item>
              <text:p text:style-name="P4">Zur Beziehung PersonenHpVertrag die Vertragsart VtrartPersHp_Familie 2008-01 hinzufügen</text:p>
            </text:list-item>
            <text:list-item>
              <text:p text:style-name="P4">Zur Beziehung PersonenHpLvb die Leistungsarten, LeiartPersHp_Personenschaden, LeiartPersHp_Mietsachschaden, LeiartPersHp_Sachschaden, LeiartPersHp_Vermoegensschaden, LeiartPersHp_Schluesselverlust in der Generation 2008-01 hinzufügen.</text:p>
            </text:list-item>
          </text:list>
        </text:list-item>
        <text:list-item>
          <text:p text:style-name="P4">Eintragen der Policen bzw. Vertragseigenschaften</text:p>
          <text:list>
            <text:list-item>
              <text:p text:style-name="P4">Mandant = 1</text:p>
            </text:list-item>
            <text:list-item>
              <text:p text:style-name="P4">Gsnrvg = 3</text:p>
            </text:list-item>
            <text:list-item>
              <text:p text:style-name="P4">WirksamAb = 01.10.2008</text:p>
            </text:list-item>
            <text:list-item>
              <text:p text:style-name="P4">Zahlweise = Halbjährlich</text:p>
            </text:list-item>
            <text:list-item>
              <text:p text:style-name="P4">SbVorhanden = Ja</text:p>
            </text:list-item>
            <text:list-item>
              <text:p text:style-name="P4">Tarifgruppe = N</text:p>
            </text:list-item>
            <text:list-item>
              <text:p text:style-name="P4"><text:soft-page-break/>Personenschaden Versicherungssumme = 5000000EUR</text:p>
            </text:list-item>
          </text:list>
        </text:list-item>
        <text:list-item>
          <text:p text:style-name="P4">Beitrag berechnen lassen</text:p>
          <text:list>
            <text:list-item>
              <text:p text:style-name="P4">Nettobasisbeitrag Personenschaden = <text:s/>52.940</text:p>
            </text:list-item>
            <text:list-item>
              <text:p text:style-name="P4">Nettobasisbeitrag Schlüsselverlust = 10.084</text:p>
            </text:list-item>
            <text:list-item>
              <text:p text:style-name="P4">BruttobeitragZw Police = 38.63 EUR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25cm" style:line-height-at-least="0.353cm" fo:text-align="start" style:justify-single-word="false" fo:text-indent="0cm" style:auto-text-indent="false" style:text-autospace="none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39cm"/>
          <style:tab-stop style:position="6.288cm"/>
          <style:tab-stop style:position="7.535cm"/>
          <style:tab-stop style:position="8.784cm"/>
          <style:tab-stop style:position="10.031cm"/>
          <style:tab-stop style:position="11.28cm"/>
          <style:tab-stop style:position="12.527cm"/>
          <style:tab-stop style:position="13.774cm"/>
          <style:tab-stop style:position="15.023cm"/>
          <style:tab-stop style:position="16.272cm"/>
          <style:tab-stop style:position="17.519cm"/>
          <style:tab-stop style:position="18.768cm"/>
          <style:tab-stop style:position="20.015cm"/>
          <style:tab-stop style:position="21.264cm"/>
          <style:tab-stop style:position="22.511cm"/>
          <style:tab-stop style:position="23.76cm"/>
        </style:tab-stops>
      </style:paragraph-properties>
      <style:text-properties fo:color="#000000" style:text-outline="false" style:text-line-through-style="none" style:font-name="Lucida Sans Unicode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Lucida Sans Unicode" style:font-size-complex="16pt" style:font-style-complex="normal" style:font-weight-complex="normal"/>
    </style:style>
    <style:style style:name="Standard_7e_LT_7e_Gliederung_20_2" style:display-name="Standard~LT~Gliederung 2" style:family="paragraph" style:parent-style-name="Standard_7e_LT_7e_Gliederung_20_1">
      <style:paragraph-properties fo:margin-left="2.397cm" fo:margin-right="0cm" fo:margin-top="0cm" fo:margin-bottom="0.4cm" fo:text-indent="0cm" style:auto-text-indent="false">
        <style:tab-stops>
          <style:tab-stop style:position="-2.3cm"/>
          <style:tab-stop style:position="-1.053cm"/>
          <style:tab-stop style:position="0.194cm"/>
          <style:tab-stop style:position="1.443cm"/>
          <style:tab-stop style:position="2.692cm"/>
          <style:tab-stop style:position="3.939cm"/>
          <style:tab-stop style:position="5.188cm"/>
          <style:tab-stop style:position="6.435cm"/>
          <style:tab-stop style:position="7.684cm"/>
          <style:tab-stop style:position="8.931cm"/>
          <style:tab-stop style:position="10.179cm"/>
          <style:tab-stop style:position="11.426cm"/>
          <style:tab-stop style:position="12.675cm"/>
          <style:tab-stop style:position="13.922cm"/>
          <style:tab-stop style:position="15.171cm"/>
          <style:tab-stop style:position="16.418cm"/>
          <style:tab-stop style:position="17.667cm"/>
          <style:tab-stop style:position="18.914cm"/>
          <style:tab-stop style:position="20.163cm"/>
          <style:tab-stop style:position="21.41cm"/>
        </style:tab-stops>
      </style:paragraph-properties>
    </style:style>
    <style:style style:name="Standard_7e_LT_7e_Gliederung_20_3" style:display-name="Standard~LT~Gliederung 3" style:family="paragraph" style:parent-style-name="Standard_7e_LT_7e_Gliederung_20_2">
      <style:paragraph-properties fo:margin-left="3.598cm" fo:margin-right="0cm" fo:margin-top="0cm" fo:margin-bottom="0.3cm" fo:text-indent="0cm" style:auto-text-indent="false">
        <style:tab-stops>
          <style:tab-stop style:position="-3.454cm"/>
          <style:tab-stop style:position="-2.205cm"/>
          <style:tab-stop style:position="-0.958cm"/>
          <style:tab-stop style:position="0.291cm"/>
          <style:tab-stop style:position="1.538cm"/>
          <style:tab-stop style:position="2.787cm"/>
          <style:tab-stop style:position="4.034cm"/>
          <style:tab-stop style:position="5.283cm"/>
          <style:tab-stop style:position="6.53cm"/>
          <style:tab-stop style:position="7.779cm"/>
          <style:tab-stop style:position="9.026cm"/>
          <style:tab-stop style:position="10.273cm"/>
          <style:tab-stop style:position="11.522cm"/>
          <style:tab-stop style:position="12.769cm"/>
          <style:tab-stop style:position="14.018cm"/>
          <style:tab-stop style:position="15.266cm"/>
          <style:tab-stop style:position="16.514cm"/>
          <style:tab-stop style:position="17.762cm"/>
          <style:tab-stop style:position="19.009cm"/>
          <style:tab-stop style:position="20.258cm"/>
        </style:tab-stops>
      </style:paragraph-properties>
    </style:style>
    <style:style style:name="Standard_7e_LT_7e_Gliederung_20_4" style:display-name="Standard~LT~Gliederung 4" style:family="paragraph" style:parent-style-name="Standard_7e_LT_7e_Gliederung_20_3">
      <style:paragraph-properties fo:margin-left="4.798cm" fo:margin-right="0cm" fo:margin-top="0cm" fo:margin-bottom="0.203cm" fo:text-indent="0cm" style:auto-text-indent="false">
        <style:tab-stops>
          <style:tab-stop style:position="-4.604cm"/>
          <style:tab-stop style:position="-3.357cm"/>
          <style:tab-stop style:position="-2.11cm"/>
          <style:tab-stop style:position="-0.861cm"/>
          <style:tab-stop style:position="0.388cm"/>
          <style:tab-stop style:position="1.635cm"/>
          <style:tab-stop style:position="2.884cm"/>
          <style:tab-stop style:position="4.131cm"/>
          <style:tab-stop style:position="5.38cm"/>
          <style:tab-stop style:position="6.627cm"/>
          <style:tab-stop style:position="7.876cm"/>
          <style:tab-stop style:position="9.123cm"/>
          <style:tab-stop style:position="10.372cm"/>
          <style:tab-stop style:position="11.619cm"/>
          <style:tab-stop style:position="12.868cm"/>
          <style:tab-stop style:position="14.115cm"/>
          <style:tab-stop style:position="15.363cm"/>
          <style:tab-stop style:position="16.611cm"/>
          <style:tab-stop style:position="17.859cm"/>
          <style:tab-stop style:position="19.106cm"/>
        </style:tab-stops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5.997cm" fo:margin-right="0cm" fo:margin-top="0cm" fo:margin-bottom="0.101cm" fo:text-indent="0cm" style:auto-text-indent="false">
        <style:tab-stops>
          <style:tab-stop style:position="-5.756cm"/>
          <style:tab-stop style:position="-4.507cm"/>
          <style:tab-stop style:position="-3.26cm"/>
          <style:tab-stop style:position="-2.011cm"/>
          <style:tab-stop style:position="-0.764cm"/>
          <style:tab-stop style:position="0.485cm"/>
          <style:tab-stop style:position="1.732cm"/>
          <style:tab-stop style:position="2.981cm"/>
          <style:tab-stop style:position="4.228cm"/>
          <style:tab-stop style:position="5.477cm"/>
          <style:tab-stop style:position="6.724cm"/>
          <style:tab-stop style:position="7.973cm"/>
          <style:tab-stop style:position="9.22cm"/>
          <style:tab-stop style:position="10.467cm"/>
          <style:tab-stop style:position="11.716cm"/>
          <style:tab-stop style:position="12.965cm"/>
          <style:tab-stop style:position="14.212cm"/>
          <style:tab-stop style:position="15.46cm"/>
          <style:tab-stop style:position="16.708cm"/>
          <style:tab-stop style:position="17.956cm"/>
        </style:tab-stops>
      </style:paragraph-properties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/>
    </style:style>
    <style:style style:name="Standard_7e_LT_7e_Untertitel" style:display-name="Standard~LT~Unter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/>
    </style:style>
    <style:style style:name="Standard_7e_LT_7e_Notizen" style:display-name="Standard~LT~Notizen" style:family="paragraph">
      <style:paragraph-properties fo:margin-left="0cm" fo:margin-right="0cm" fo:margin-top="0.159cm" fo:margin-bottom="0cm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fo:text-align="center" style:justify-single-word="false" style:text-autospace="none"/>
    </style:style>
    <style:style style:name="WW-Titel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fo:text-align="center" style:justify-single-word="false" style:text-autospace="none"/>
    </style:style>
    <style:style style:name="Notizen" style:family="paragraph">
      <style:paragraph-properties fo:margin-left="0cm" fo:margin-right="0cm" fo:margin-top="0.159cm" fo:margin-bottom="0cm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Gliederung_20_1" style:display-name="Gliederung 1" style:family="paragraph">
      <style:paragraph-properties fo:margin-left="1.199cm" fo:margin-right="0cm" fo:margin-top="0cm" fo:margin-bottom="0.25cm" style:line-height-at-least="0.353cm" fo:text-align="start" style:justify-single-word="false" fo:text-indent="0cm" style:auto-text-indent="false" style:text-autospace="none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39cm"/>
          <style:tab-stop style:position="6.288cm"/>
          <style:tab-stop style:position="7.535cm"/>
          <style:tab-stop style:position="8.784cm"/>
          <style:tab-stop style:position="10.031cm"/>
          <style:tab-stop style:position="11.28cm"/>
          <style:tab-stop style:position="12.527cm"/>
          <style:tab-stop style:position="13.774cm"/>
          <style:tab-stop style:position="15.023cm"/>
          <style:tab-stop style:position="16.272cm"/>
          <style:tab-stop style:position="17.519cm"/>
          <style:tab-stop style:position="18.768cm"/>
          <style:tab-stop style:position="20.015cm"/>
          <style:tab-stop style:position="21.264cm"/>
          <style:tab-stop style:position="22.511cm"/>
          <style:tab-stop style:position="23.76cm"/>
        </style:tab-stops>
      </style:paragraph-properties>
      <style:text-properties fo:color="#000000" style:text-outline="false" style:text-line-through-style="none" style:font-name="Lucida Sans Unicode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Lucida Sans Unicode" style:font-size-complex="16pt" style:font-style-complex="normal" style:font-weight-complex="normal"/>
    </style:style>
    <style:style style:name="Gliederung_20_2" style:display-name="Gliederung 2" style:family="paragraph" style:parent-style-name="Gliederung_20_1">
      <style:paragraph-properties fo:margin-left="2.397cm" fo:margin-right="0cm" fo:margin-top="0cm" fo:margin-bottom="0.4cm" fo:text-indent="0cm" style:auto-text-indent="false">
        <style:tab-stops>
          <style:tab-stop style:position="-2.3cm"/>
          <style:tab-stop style:position="-1.053cm"/>
          <style:tab-stop style:position="0.194cm"/>
          <style:tab-stop style:position="1.443cm"/>
          <style:tab-stop style:position="2.692cm"/>
          <style:tab-stop style:position="3.939cm"/>
          <style:tab-stop style:position="5.188cm"/>
          <style:tab-stop style:position="6.435cm"/>
          <style:tab-stop style:position="7.684cm"/>
          <style:tab-stop style:position="8.931cm"/>
          <style:tab-stop style:position="10.179cm"/>
          <style:tab-stop style:position="11.426cm"/>
          <style:tab-stop style:position="12.675cm"/>
          <style:tab-stop style:position="13.922cm"/>
          <style:tab-stop style:position="15.171cm"/>
          <style:tab-stop style:position="16.418cm"/>
          <style:tab-stop style:position="17.667cm"/>
          <style:tab-stop style:position="18.914cm"/>
          <style:tab-stop style:position="20.163cm"/>
          <style:tab-stop style:position="21.41cm"/>
        </style:tab-stops>
      </style:paragraph-properties>
    </style:style>
    <style:style style:name="Gliederung_20_3" style:display-name="Gliederung 3" style:family="paragraph" style:parent-style-name="Gliederung_20_2">
      <style:paragraph-properties fo:margin-left="3.598cm" fo:margin-right="0cm" fo:margin-top="0cm" fo:margin-bottom="0.3cm" fo:text-indent="0cm" style:auto-text-indent="false">
        <style:tab-stops>
          <style:tab-stop style:position="-3.454cm"/>
          <style:tab-stop style:position="-2.205cm"/>
          <style:tab-stop style:position="-0.958cm"/>
          <style:tab-stop style:position="0.291cm"/>
          <style:tab-stop style:position="1.538cm"/>
          <style:tab-stop style:position="2.787cm"/>
          <style:tab-stop style:position="4.034cm"/>
          <style:tab-stop style:position="5.283cm"/>
          <style:tab-stop style:position="6.53cm"/>
          <style:tab-stop style:position="7.779cm"/>
          <style:tab-stop style:position="9.026cm"/>
          <style:tab-stop style:position="10.273cm"/>
          <style:tab-stop style:position="11.522cm"/>
          <style:tab-stop style:position="12.769cm"/>
          <style:tab-stop style:position="14.018cm"/>
          <style:tab-stop style:position="15.266cm"/>
          <style:tab-stop style:position="16.514cm"/>
          <style:tab-stop style:position="17.762cm"/>
          <style:tab-stop style:position="19.009cm"/>
          <style:tab-stop style:position="20.258cm"/>
        </style:tab-stops>
      </style:paragraph-properties>
    </style:style>
    <style:style style:name="Gliederung_20_4" style:display-name="Gliederung 4" style:family="paragraph" style:parent-style-name="Gliederung_20_3">
      <style:paragraph-properties fo:margin-left="4.798cm" fo:margin-right="0cm" fo:margin-top="0cm" fo:margin-bottom="0.203cm" fo:text-indent="0cm" style:auto-text-indent="false">
        <style:tab-stops>
          <style:tab-stop style:position="-4.604cm"/>
          <style:tab-stop style:position="-3.357cm"/>
          <style:tab-stop style:position="-2.11cm"/>
          <style:tab-stop style:position="-0.861cm"/>
          <style:tab-stop style:position="0.388cm"/>
          <style:tab-stop style:position="1.635cm"/>
          <style:tab-stop style:position="2.884cm"/>
          <style:tab-stop style:position="4.131cm"/>
          <style:tab-stop style:position="5.38cm"/>
          <style:tab-stop style:position="6.627cm"/>
          <style:tab-stop style:position="7.876cm"/>
          <style:tab-stop style:position="9.123cm"/>
          <style:tab-stop style:position="10.372cm"/>
          <style:tab-stop style:position="11.619cm"/>
          <style:tab-stop style:position="12.868cm"/>
          <style:tab-stop style:position="14.115cm"/>
          <style:tab-stop style:position="15.363cm"/>
          <style:tab-stop style:position="16.611cm"/>
          <style:tab-stop style:position="17.859cm"/>
          <style:tab-stop style:position="19.106cm"/>
        </style:tab-stops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5.997cm" fo:margin-right="0cm" fo:margin-top="0cm" fo:margin-bottom="0.101cm" fo:text-indent="0cm" style:auto-text-indent="false">
        <style:tab-stops>
          <style:tab-stop style:position="-5.756cm"/>
          <style:tab-stop style:position="-4.507cm"/>
          <style:tab-stop style:position="-3.26cm"/>
          <style:tab-stop style:position="-2.011cm"/>
          <style:tab-stop style:position="-0.764cm"/>
          <style:tab-stop style:position="0.485cm"/>
          <style:tab-stop style:position="1.732cm"/>
          <style:tab-stop style:position="2.981cm"/>
          <style:tab-stop style:position="4.228cm"/>
          <style:tab-stop style:position="5.477cm"/>
          <style:tab-stop style:position="6.724cm"/>
          <style:tab-stop style:position="7.973cm"/>
          <style:tab-stop style:position="9.22cm"/>
          <style:tab-stop style:position="10.467cm"/>
          <style:tab-stop style:position="11.716cm"/>
          <style:tab-stop style:position="12.965cm"/>
          <style:tab-stop style:position="14.212cm"/>
          <style:tab-stop style:position="15.46cm"/>
          <style:tab-stop style:position="16.708cm"/>
          <style:tab-stop style:position="17.956cm"/>
        </style:tab-stops>
      </style:paragraph-properties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faktor10-folien_7e_LT_7e_Gliederung_20_1" style:display-name="faktor10-folien~LT~Gliederung 1" style:family="paragraph">
      <style:paragraph-properties fo:margin-left="1.194cm" fo:margin-right="0cm" fo:margin-top="0cm" fo:margin-bottom="0.25cm" style:line-height-at-least="0.353cm" fo:text-align="start" style:justify-single-word="false" fo:text-indent="0cm" style:auto-text-indent="false" style:text-autospace="none">
        <style:tab-stops>
          <style:tab-stop style:position="0.051cm"/>
          <style:tab-stop style:position="1.3cm"/>
          <style:tab-stop style:position="2.549cm"/>
          <style:tab-stop style:position="3.796cm"/>
          <style:tab-stop style:position="5.045cm"/>
          <style:tab-stop style:position="6.292cm"/>
          <style:tab-stop style:position="7.541cm"/>
          <style:tab-stop style:position="8.788cm"/>
          <style:tab-stop style:position="10.037cm"/>
          <style:tab-stop style:position="11.284cm"/>
          <style:tab-stop style:position="12.532cm"/>
          <style:tab-stop style:position="13.78cm"/>
          <style:tab-stop style:position="15.028cm"/>
          <style:tab-stop style:position="16.275cm"/>
          <style:tab-stop style:position="17.524cm"/>
          <style:tab-stop style:position="18.771cm"/>
          <style:tab-stop style:position="20.02cm"/>
          <style:tab-stop style:position="21.267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font-name="Lucida Sans Unicode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Lucida Sans Unicode" style:font-size-complex="16pt" style:font-style-complex="normal" style:font-weight-complex="normal"/>
    </style:style>
    <style:style style:name="faktor10-folien_7e_LT_7e_Gliederung_20_2" style:display-name="faktor10-folien~LT~Gliederung 2" style:family="paragraph" style:parent-style-name="faktor10-folien_7e_LT_7e_Gliederung_20_1">
      <style:paragraph-properties fo:margin-left="2.394cm" fo:margin-right="0cm" fo:margin-top="0cm" fo:margin-bottom="0.4cm" fo:text-indent="0cm" style:auto-text-indent="false">
        <style:tab-stops>
          <style:tab-stop style:position="-2.293cm"/>
          <style:tab-stop style:position="-1.044cm"/>
          <style:tab-stop style:position="0.203cm"/>
          <style:tab-stop style:position="1.452cm"/>
          <style:tab-stop style:position="2.699cm"/>
          <style:tab-stop style:position="3.948cm"/>
          <style:tab-stop style:position="5.195cm"/>
          <style:tab-stop style:position="6.443cm"/>
          <style:tab-stop style:position="7.691cm"/>
          <style:tab-stop style:position="8.938cm"/>
          <style:tab-stop style:position="10.186cm"/>
          <style:tab-stop style:position="11.434cm"/>
          <style:tab-stop style:position="12.682cm"/>
          <style:tab-stop style:position="13.931cm"/>
          <style:tab-stop style:position="15.178cm"/>
          <style:tab-stop style:position="16.427cm"/>
          <style:tab-stop style:position="17.674cm"/>
          <style:tab-stop style:position="18.923cm"/>
          <style:tab-stop style:position="20.17cm"/>
          <style:tab-stop style:position="21.419cm"/>
        </style:tab-stops>
      </style:paragraph-properties>
    </style:style>
    <style:style style:name="faktor10-folien_7e_LT_7e_Gliederung_20_3" style:display-name="faktor10-folien~LT~Gliederung 3" style:family="paragraph" style:parent-style-name="faktor10-folien_7e_LT_7e_Gliederung_20_2">
      <style:paragraph-properties fo:margin-left="3.593cm" fo:margin-right="0cm" fo:margin-top="0cm" fo:margin-bottom="0.3cm" fo:text-indent="0cm" style:auto-text-indent="false">
        <style:tab-stops>
          <style:tab-stop style:position="-3.445cm"/>
          <style:tab-stop style:position="-2.196cm"/>
          <style:tab-stop style:position="-0.947cm"/>
          <style:tab-stop style:position="0.3cm"/>
          <style:tab-stop style:position="1.549cm"/>
          <style:tab-stop style:position="2.796cm"/>
          <style:tab-stop style:position="4.045cm"/>
          <style:tab-stop style:position="5.292cm"/>
          <style:tab-stop style:position="6.541cm"/>
          <style:tab-stop style:position="7.788cm"/>
          <style:tab-stop style:position="9.036cm"/>
          <style:tab-stop style:position="10.283cm"/>
          <style:tab-stop style:position="11.532cm"/>
          <style:tab-stop style:position="12.779cm"/>
          <style:tab-stop style:position="14.028cm"/>
          <style:tab-stop style:position="15.275cm"/>
          <style:tab-stop style:position="16.524cm"/>
          <style:tab-stop style:position="17.771cm"/>
          <style:tab-stop style:position="19.02cm"/>
          <style:tab-stop style:position="20.267cm"/>
        </style:tab-stops>
      </style:paragraph-properties>
    </style:style>
    <style:style style:name="faktor10-folien_7e_LT_7e_Gliederung_20_4" style:display-name="faktor10-folien~LT~Gliederung 4" style:family="paragraph" style:parent-style-name="faktor10-folien_7e_LT_7e_Gliederung_20_3">
      <style:paragraph-properties fo:margin-left="4.792cm" fo:margin-right="0cm" fo:margin-top="0cm" fo:margin-bottom="0.203cm" fo:text-indent="0cm" style:auto-text-indent="false">
        <style:tab-stops>
          <style:tab-stop style:position="-4.595cm"/>
          <style:tab-stop style:position="-3.346cm"/>
          <style:tab-stop style:position="-2.099cm"/>
          <style:tab-stop style:position="-0.85cm"/>
          <style:tab-stop style:position="0.397cm"/>
          <style:tab-stop style:position="1.646cm"/>
          <style:tab-stop style:position="2.893cm"/>
          <style:tab-stop style:position="4.142cm"/>
          <style:tab-stop style:position="5.389cm"/>
          <style:tab-stop style:position="6.638cm"/>
          <style:tab-stop style:position="7.885cm"/>
          <style:tab-stop style:position="9.132cm"/>
          <style:tab-stop style:position="10.38cm"/>
          <style:tab-stop style:position="11.629cm"/>
          <style:tab-stop style:position="12.876cm"/>
          <style:tab-stop style:position="14.125cm"/>
          <style:tab-stop style:position="15.372cm"/>
          <style:tab-stop style:position="16.621cm"/>
          <style:tab-stop style:position="17.868cm"/>
          <style:tab-stop style:position="19.117cm"/>
        </style:tab-stops>
      </style:paragraph-properties>
      <style:text-properties fo:font-size="20pt" style:font-size-asian="20pt" style:font-size-complex="20pt"/>
    </style:style>
    <style:style style:name="faktor10-folien_7e_LT_7e_Gliederung_20_5" style:display-name="faktor10-folien~LT~Gliederung 5" style:family="paragraph" style:parent-style-name="faktor10-folien_7e_LT_7e_Gliederung_20_4">
      <style:paragraph-properties fo:margin-left="5.992cm" fo:margin-right="0cm" fo:margin-top="0cm" fo:margin-bottom="0.101cm" fo:text-indent="0cm" style:auto-text-indent="false">
        <style:tab-stops>
          <style:tab-stop style:position="-5.747cm"/>
          <style:tab-stop style:position="-4.498cm"/>
          <style:tab-stop style:position="-3.249cm"/>
          <style:tab-stop style:position="-2.002cm"/>
          <style:tab-stop style:position="-0.753cm"/>
          <style:tab-stop style:position="0.494cm"/>
          <style:tab-stop style:position="1.743cm"/>
          <style:tab-stop style:position="2.99cm"/>
          <style:tab-stop style:position="4.239cm"/>
          <style:tab-stop style:position="5.486cm"/>
          <style:tab-stop style:position="6.735cm"/>
          <style:tab-stop style:position="7.982cm"/>
          <style:tab-stop style:position="9.23cm"/>
          <style:tab-stop style:position="10.478cm"/>
          <style:tab-stop style:position="11.726cm"/>
          <style:tab-stop style:position="12.973cm"/>
          <style:tab-stop style:position="14.222cm"/>
          <style:tab-stop style:position="15.469cm"/>
          <style:tab-stop style:position="16.718cm"/>
          <style:tab-stop style:position="17.965cm"/>
        </style:tab-stops>
      </style:paragraph-properties>
    </style:style>
    <style:style style:name="faktor10-folien_7e_LT_7e_Gliederung_20_6" style:display-name="faktor10-folien~LT~Gliederung 6" style:family="paragraph" style:parent-style-name="faktor10-folien_7e_LT_7e_Gliederung_20_5"/>
    <style:style style:name="faktor10-folien_7e_LT_7e_Gliederung_20_7" style:display-name="faktor10-folien~LT~Gliederung 7" style:family="paragraph" style:parent-style-name="faktor10-folien_7e_LT_7e_Gliederung_20_6"/>
    <style:style style:name="faktor10-folien_7e_LT_7e_Gliederung_20_8" style:display-name="faktor10-folien~LT~Gliederung 8" style:family="paragraph" style:parent-style-name="faktor10-folien_7e_LT_7e_Gliederung_20_7"/>
    <style:style style:name="faktor10-folien_7e_LT_7e_Gliederung_20_9" style:display-name="faktor10-folien~LT~Gliederung 9" style:family="paragraph" style:parent-style-name="faktor10-folien_7e_LT_7e_Gliederung_20_8"/>
    <style:style style:name="faktor10-folien_7e_LT_7e_Titel" style:display-name="faktor10-folien~LT~Titel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0pt" fo:font-style="normal" fo:text-shadow="none" style:text-underline-style="none" fo:font-weight="normal" style:font-name-asian="Lucida Sans Unicode" style:font-size-asian="40pt" style:font-style-asian="normal" style:font-weight-asian="normal" style:font-name-complex="Lucida Sans Unicode" style:font-size-complex="40pt" style:font-style-complex="normal" style:font-weight-complex="normal"/>
    </style:style>
    <style:style style:name="faktor10-folien_7e_LT_7e_Untertitel" style:display-name="faktor10-folien~LT~Unter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/>
    </style:style>
    <style:style style:name="faktor10-folien_7e_LT_7e_Notizen" style:display-name="faktor10-folien~LT~Notizen" style:family="paragraph">
      <style:paragraph-properties fo:margin-left="0cm" fo:margin-right="0cm" fo:margin-top="0.159cm" fo:margin-bottom="0cm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faktor10-folien_7e_LT_7e_Hintergrundobjekte" style:display-name="faktor10-folien~LT~Hintergrundobjekte" style:family="paragraph">
      <style:paragraph-properties style:text-autospace="none"/>
    </style:style>
    <style:style style:name="faktor10-folien_7e_LT_7e_Hintergrund" style:display-name="faktor10-folien~LT~Hintergrund" style:family="paragraph">
      <style:paragraph-properties fo:text-align="center" style:justify-single-word="false" style:text-autospace="none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Peter Kuntz</meta:initial-creator>
    <meta:creation-date>2009-01-10T11:00:46</meta:creation-date>
    <dc:creator>Peter Kuntz</dc:creator>
    <dc:date>2009-01-13T08:01:22</dc:date>
    <meta:editing-cycles>49</meta:editing-cycles>
    <meta:editing-duration>P1DT23H54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8" meta:word-count="218" meta:character-count="1923"/>
  </office:meta>
</office:document-meta>
</file>